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c1c1c" draw:marker-start-width="0.252cm" draw:marker-end="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3" style:family="graphic" style:parent-style-name="objectwithoutfill">
      <style:graphic-properties svg:stroke-width="0.035cm" svg:stroke-color="#2a6099" draw:marker-start-width="0.252cm" draw:marker-end="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4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035cm" svg:stroke-color="#bf0041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183cm" svg:y2="15.847cm">
          <text:p/>
        </draw:line>
        <draw:custom-shape draw:style-name="gr2" draw:text-style-name="P2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19.542cm" svg:x2="8.747cm" svg:y2="17.002cm">
          <text:p/>
        </draw:line>
        <draw:line draw:style-name="gr1" draw:text-style-name="P1" draw:layer="layout" svg:x1="6.183cm" svg:y1="19.548cm" svg:x2="9.636cm" svg:y2="19.542cm">
          <text:p/>
        </draw:line>
        <draw:frame draw:style-name="gr4" draw:text-style-name="P3" draw:layer="layout" svg:width="0.599cm" svg:height="0.627cm" svg:x="7.005cm" svg:y="17.51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5" draw:text-style-name="P4" draw:layer="layout" svg:width="0.948cm" svg:height="0.446cm" draw:transform="skewX (0.200538331054148) rotate (-0.685565330183373) translate (7.09600018805764cm 18.6529998464599cm)" svg:viewBox="0 0 949 447" svg:d="M0 0c141 0 176 34 176 34h70l105 35 106 34 35 34 105 35 35 34 141 69 70 69 106 103">
          <text:p/>
        </draw:path>
        <draw:frame draw:style-name="gr6" draw:text-style-name="P5" draw:layer="layout" svg:width="0.487cm" svg:height="0.242cm" svg:x="7.477cm" svg:y="18.8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7" draw:text-style-name="P4" draw:layer="layout" svg:x1="6.207cm" svg:y1="19.542cm" svg:x2="2.678cm" svg:y2="19.542cm">
          <text:p/>
        </draw:line>
        <draw:line draw:style-name="gr7" draw:text-style-name="P4" draw:layer="layout" svg:x1="6.208cm" svg:y1="19.542cm" svg:x2="6.207cm" svg:y2="22.971cm">
          <text:p/>
        </draw:line>
        <draw:path draw:style-name="gr5" draw:text-style-name="P4" draw:layer="layout" svg:width="2.424cm" svg:height="1.165cm" draw:transform="skewX (-0.000872664625997202) rotate (-0.786096295098247) translate (8.74700043880116cm 17.001999561314cm)" svg:viewBox="0 0 2425 1166" svg:d="M0 0c360 0 450 89 450 89h179l268 91 271 89 90 88 268 92 89 88 361 180 179 180 270 269">
          <text:p/>
        </draw:path>
        <draw:frame draw:style-name="gr6" draw:text-style-name="P5" draw:layer="layout" svg:width="1.108cm" svg:height="0.47cm" svg:x="9.657cm" svg:y="17.5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3-15T19:04:18.824774962</dc:date>
    <meta:editing-duration>PT1H51M19S</meta:editing-duration>
    <meta:editing-cycles>31</meta:editing-cycles>
    <meta:generator>LibreOffice/6.4.7.2$Linux_X86_64 LibreOffice_project/40$Build-2</meta:generator>
    <meta:document-statistic meta:object-count="11"/>
  </office:meta>
</office:document-meta>
</file>

<file path=Object 1/content.xml><?xml version="1.0" encoding="utf-8"?>
<math xmlns="http://www.w3.org/1998/Math/MathML" display="block">
  <semantics>
    <mstyle color="red">
      <mrow>
        <mi>R</mi>
        <mi>.</mi>
        <mi>α</mi>
      </mrow>
    </mstyle>
    <annotation encoding="StarMath 5.0">color red {R . %alpha }</annotation>
  </semantics>
</math>
</file>

<file path=Object 6/content.xml><?xml version="1.0" encoding="utf-8"?>
<math xmlns="http://www.w3.org/1998/Math/MathML" display="block">
  <semantics>
    <mstyle color="blue">
      <mi>R</mi>
    </mstyle>
    <annotation encoding="StarMath 5.0">color blue {R}</annotation>
  </semantics>
</math>
</file>

<file path=Object 8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